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6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1.57mm"/>
    </style:style>
    <style:style style:name="co4" style:family="table-column">
      <style:table-column-properties fo:break-before="auto" style:column-width="19.46mm"/>
    </style:style>
    <style:style style:name="co5" style:family="table-column">
      <style:table-column-properties fo:break-before="auto" style:column-width="19.72mm"/>
    </style:style>
    <style:style style:name="co6" style:family="table-column">
      <style:table-column-properties fo:break-before="auto" style:column-width="20.9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3.82mm"/>
    </style:style>
    <style:style style:name="co9" style:family="table-column">
      <style:table-column-properties fo:break-before="auto" style:column-width="17.34mm"/>
    </style:style>
    <style:style style:name="co10" style:family="table-column">
      <style:table-column-properties fo:break-before="auto" style:column-width="20.53mm"/>
    </style:style>
    <style:style style:name="co11" style:family="table-column">
      <style:table-column-properties fo:break-before="auto" style:column-width="47.98mm"/>
    </style:style>
    <style:style style:name="co12" style:family="table-column">
      <style:table-column-properties fo:break-before="auto" style:column-width="14.82mm"/>
    </style:style>
    <style:style style:name="co13" style:family="table-column">
      <style:table-column-properties fo:break-before="auto" style:column-width="25.51mm"/>
    </style:style>
    <style:style style:name="co14" style:family="table-column">
      <style:table-column-properties fo:break-before="auto" style:column-width="18.56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67.82mm"/>
    </style:style>
    <style:style style:name="co18" style:family="table-column">
      <style:table-column-properties fo:break-before="auto" style:column-width="20.09mm"/>
    </style:style>
    <style:style style:name="co19" style:family="table-column">
      <style:table-column-properties fo:break-before="auto" style:column-width="61.17mm"/>
    </style:style>
    <style:style style:name="co20" style:family="table-column">
      <style:table-column-properties fo:break-before="auto" style:column-width="33.14mm"/>
    </style:style>
    <style:style style:name="co21" style:family="table-column">
      <style:table-column-properties fo:break-before="auto" style:column-width="21.93mm"/>
    </style:style>
    <style:style style:name="co22" style:family="table-column">
      <style:table-column-properties fo:break-before="auto" style:column-width="21.13mm"/>
    </style:style>
    <style:style style:name="co23" style:family="table-column">
      <style:table-column-properties fo:break-before="auto" style:column-width="25.15mm"/>
    </style:style>
    <style:style style:name="co24" style:family="table-column">
      <style:table-column-properties fo:break-before="auto" style:column-width="65.49mm"/>
    </style:style>
    <style:style style:name="co25" style:family="table-column">
      <style:table-column-properties fo:break-before="auto" style:column-width="21.11mm"/>
    </style:style>
    <style:style style:name="co26" style:family="table-column">
      <style:table-column-properties fo:break-before="auto" style:column-width="19.24mm"/>
    </style:style>
    <style:style style:name="co27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 tableooo:tab-color="#ffffa6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9" number:automatic-order="true">
      <number:day/>
      <number:text>.</number:text>
      <number:month number:textual="true"/>
      <number:text>.</number:text>
      <number:year/>
    </number:date-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2" style:family="table-cell" style:parent-style-name="Default" style:data-style-name="N4"/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 style:data-style-name="N39">
      <style:table-cell-properties fo:border="non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8"/>
          <table:table-cell table:style-name="ce80" office:value-type="string" calcext:value-type="string">
            <text:p>2020 Kira </text:p>
          </table:table-cell>
          <table:table-cell table:number-columns-repeated="57"/>
        </table:table-row>
        <table:table-row table:style-name="ro1">
          <table:table-cell table:style-name="ce101"/>
          <table:table-cell office:value-type="string" calcext:value-type="string">
            <text:p>S1- Yazıhane</text:p>
          </table:table-cell>
          <table:table-cell table:style-name="ce102"/>
          <table:table-cell/>
          <table:table-cell table:style-name="ce91"/>
          <table:table-cell table:formula="of:=[$'11 Sn1'.F2]" office:value-type="float" office:value="8924.51" calcext:value-type="float">
            <text:p>8.924,51</text:p>
          </table:table-cell>
          <table:table-cell table:style-name="ce91" table:formula="of:=[.D5]-[.F5]" office:value-type="float" office:value="-8924.51" calcext:value-type="float">
            <text:p>-8.924,5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2- </text:p>
          </table:table-cell>
          <table:table-cell table:number-columns-repeated="2"/>
          <table:table-cell table:style-name="ce91" table:number-columns-repeated="3"/>
          <table:table-cell table:number-columns-repeated="52"/>
        </table:table-row>
        <table:table-row table:style-name="ro1">
          <table:table-cell/>
          <table:table-cell table:style-name="Default" office:value-type="string" calcext:value-type="string">
            <text:p>S3- </text:p>
          </table:table-cell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office:value-type="string" calcext:value-type="string">
            <text:p>S4- Ali Demirel</text:p>
          </table:table-cell>
          <table:table-cell table:formula="of:=[$'13 Sn4'.C5]" office:value-type="float" office:value="12000" calcext:value-type="float">
            <text:p>12.000,00</text:p>
          </table:table-cell>
          <table:table-cell table:formula="of:=[$'13 Sn4'.C6]" office:value-type="float" office:value="12000" calcext:value-type="float">
            <text:p>12.000,00</text:p>
          </table:table-cell>
          <table:table-cell table:style-name="ce91" table:formula="of:=[.C8]-[.D8]" office:value-type="float" office:value="0" calcext:value-type="float">
            <text:p>0,00</text:p>
          </table:table-cell>
          <table:table-cell table:style-name="ce91" table:formula="of:=[$'13 Sn4'.C8]" office:value-type="float" office:value="0" calcext:value-type="float">
            <text:p>0,00</text:p>
          </table:table-cell>
          <table:table-cell table:style-name="ce91" table:formula="of:=[.D8]-[.F8]" office:value-type="float" office:value="12000" calcext:value-type="float">
            <text:p>12.000,0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5- Fatih Arslantaş</text:p>
          </table:table-cell>
          <table:table-cell table:style-name="ce92" table:formula="of:=[$'15 Sn5'.C5]" office:value-type="float" office:value="7500" calcext:value-type="float">
            <text:p>7.500,00</text:p>
          </table:table-cell>
          <table:table-cell table:style-name="ce92" table:formula="of:=[$'15 Sn5'.C6]" office:value-type="float" office:value="7500" calcext:value-type="float">
            <text:p>7.500,00</text:p>
          </table:table-cell>
          <table:table-cell table:style-name="ce91" table:formula="of:=[.C9]-[.D9]" office:value-type="float" office:value="0" calcext:value-type="float">
            <text:p>0,00</text:p>
          </table:table-cell>
          <table:table-cell table:style-name="ce104" table:formula="of:=[$'15 Sn5'.C8]" office:value-type="float" office:value="0" calcext:value-type="float">
            <text:p>0,00</text:p>
          </table:table-cell>
          <table:table-cell table:style-name="ce91" table:formula="of:=[.D9]-[.F9]" office:value-type="float" office:value="7500" calcext:value-type="float">
            <text:p>7.500,00</text:p>
          </table:table-cell>
          <table:table-cell table:number-columns-repeated="52"/>
        </table:table-row>
        <table:table-row table:style-name="ro1">
          <table:table-cell/>
          <table:table-cell table:style-name="ce86" office:value-type="string" calcext:value-type="string">
            <text:p>S6- Saliha Şahin</text:p>
          </table:table-cell>
          <table:table-cell table:style-name="ce91" table:formula="of:=[$'16 Sn6'.C10]" office:value-type="float" office:value="17650" calcext:value-type="float">
            <text:p>17.650,00</text:p>
          </table:table-cell>
          <table:table-cell table:style-name="ce91" table:formula="of:=[$'16 Sn6'.E13]" office:value-type="float" office:value="17500" calcext:value-type="float">
            <text:p>17.500,00</text:p>
          </table:table-cell>
          <table:table-cell table:style-name="ce91" table:formula="of:=[.C10]-[.D10]" office:value-type="float" office:value="150" calcext:value-type="float">
            <text:p>150,00</text:p>
          </table:table-cell>
          <table:table-cell table:style-name="ce91" table:formula="of:=[$'16 Sn6'.E14]" office:value-type="float" office:value="0" calcext:value-type="float">
            <text:p>0,00</text:p>
          </table:table-cell>
          <table:table-cell table:style-name="ce91" table:formula="of:=[.D10]-[.F10]" office:value-type="float" office:value="17500" calcext:value-type="float">
            <text:p>17.500,00</text:p>
          </table:table-cell>
          <table:table-cell table:number-columns-repeated="52"/>
        </table:table-row>
        <table:table-row table:style-name="ro1">
          <table:table-cell/>
          <table:table-cell table:style-name="Default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0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 table:formula="of:=SUM([.C4:.C12])" office:value-type="float" office:value="37150" calcext:value-type="float">
            <text:p>37.150,00</text:p>
          </table:table-cell>
          <table:table-cell table:style-name="ce93" table:formula="of:=SUM([.D4:.D12])" office:value-type="float" office:value="37000" calcext:value-type="float">
            <text:p>37.000,00</text:p>
          </table:table-cell>
          <table:table-cell table:style-name="ce95" table:formula="of:=SUM([.E4:.E12])" office:value-type="float" office:value="150" calcext:value-type="float">
            <text:p>150,00</text:p>
          </table:table-cell>
          <table:table-cell table:style-name="ce93" table:formula="of:=SUM([.F4:.F12])" office:value-type="float" office:value="8924.51" calcext:value-type="float">
            <text:p>8.924,51</text:p>
          </table:table-cell>
          <table:table-cell table:style-name="ce93" table:formula="of:=SUM([.G4:.G12])" office:value-type="float" office:value="28075.49" calcext:value-type="float">
            <text:p>28.075,49</text:p>
          </table:table-cell>
          <table:table-cell table:number-columns-repeated="52"/>
        </table:table-row>
        <table:table-row table:style-name="ro1">
          <table:table-cell/>
          <table:table-cell table:style-name="ce80"/>
          <table:table-cell table:style-name="ce93" table:number-columns-repeated="2"/>
          <table:table-cell table:style-name="ce95"/>
          <table:table-cell table:style-name="ce93"/>
          <table:table-cell table:style-name="ce99"/>
          <table:table-cell table:number-columns-repeated="52"/>
        </table:table-row>
        <table:table-row table:style-name="ro1">
          <table:table-cell table:number-columns-repeated="4"/>
          <table:table-cell table:style-name="Default"/>
          <table:table-cell table:style-name="ce96" office:value-type="string" calcext:value-type="string">
            <text:p>Sanayi 2018-19-20 Toplam Kira Geliri</text:p>
          </table:table-cell>
          <table:table-cell table:style-name="ce100" table:formula="of:=[.G13]" office:value-type="float" office:value="28075.49" calcext:value-type="float">
            <text:p>28.075,49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Hacı</text:p>
          </table:table-cell>
          <table:table-cell table:style-name="Default" table:number-columns-repeated="2"/>
          <table:table-cell/>
          <table:table-cell table:style-name="ce98" office:value-type="percentage" office:value="0.76" calcext:value-type="percentage">
            <text:p>%76,00</text:p>
          </table:table-cell>
          <table:table-cell table:formula="of:=[.G15]*[.F17]" office:value-type="float" office:value="21337.3724" calcext:value-type="float">
            <text:p>21.337,3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Nazan Balcı</text:p>
          </table:table-cell>
          <table:table-cell table:style-name="Default" table:number-columns-repeated="2"/>
          <table:table-cell/>
          <table:table-cell table:style-name="ce98" office:value-type="percentage" office:value="0.24" calcext:value-type="percentage">
            <text:p>%24,00</text:p>
          </table:table-cell>
          <table:table-cell table:formula="of:=[.G15]*[.F18]" office:value-type="float" office:value="6738.1176" calcext:value-type="float">
            <text:p>6.738,12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2"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55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2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4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 table:number-rows-repeated="8">
          <table:table-cell table:number-columns-repeated="5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/>
          <table:table-cell table:style-name="Default"/>
          <table:table-cell table:number-columns-repeated="57"/>
        </table:table-row>
        <table:table-row table:style-name="ro1">
          <table:table-cell table:number-columns-repeated="6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1 Sn1" table:style-name="ta1">
        <table:table-column table:style-name="co1" table:default-cell-style-name="ce83"/>
        <table:table-column table:style-name="co8" table:default-cell-style-name="ce83"/>
        <table:table-column table:style-name="co3" table:default-cell-style-name="ce89"/>
        <table:table-column table:style-name="co4" table:default-cell-style-name="ce89"/>
        <table:table-column table:style-name="co9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8924.51" calcext:value-type="float">
            <text:p>8.924,5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1" calcext:value-type="date">
            <text:p>31.05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/>
          <table:table-cell table:style-name="ce102" table:formula="of:=[.G18]+[.E19]-[.F19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894.81" calcext:value-type="float">
            <text:p>-894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1-30" calcext:value-type="date">
            <text:p>30.11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24.51" calcext:value-type="float">
            <text:p>-924,5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Çedaş Teminat</text:p>
          </table:table-cell>
          <table:table-cell/>
          <table:table-cell table:style-name="Default"/>
          <table:table-cell table:formula="of:=[.C23]-[.D23]" office:value-type="float" office:value="0" calcext:value-type="float">
            <text:p>0,00</text:p>
          </table:table-cell>
          <table:table-cell office:value-type="float" office:value="8000" calcext:value-type="float">
            <text:p>8.000,00</text:p>
          </table:table-cell>
          <table:table-cell table:style-name="ce102" table:formula="of:=[.G22]+[.E23]-[.F23]" office:value-type="float" office:value="-8924.51" calcext:value-type="float">
            <text:p>-8.924,5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6])" office:value-type="float" office:value="22156.06" calcext:value-type="float">
            <text:p>22.156,06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7:.D33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6:.G33])" office:value-type="float" office:value="1850.8113015" calcext:value-type="float">
            <text:p>1.850,81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24506.8713015" calcext:value-type="float">
            <text:p>24.506,87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6:.E33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24506.8713015" calcext:value-type="float">
            <text:p>24.506,87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D16]" office:value-type="float" office:value="22156.06" calcext:value-type="float">
            <text:p>22.156,06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6]+[.D17]-[.E17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7]+[.D18]-[.E18]" office:value-type="float" office:value="22656.06" calcext:value-type="float">
            <text:p>22.656,06</text:p>
          </table:table-cell>
          <table:table-cell table:formula="of:=[.F17]*[.C18]/100/12" office:value-type="float" office:value="282.6343485" calcext:value-type="float">
            <text:p>282,63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8]+[.D19]-[.E19]" office:value-type="float" office:value="22656.06" calcext:value-type="float">
            <text:p>22.656,06</text:p>
          </table:table-cell>
          <table:table-cell table:formula="of:=[.F18]*[.C19]/100/12" office:value-type="float" office:value="294.7175805" calcext:value-type="float">
            <text:p>294,72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19]+[.D20]-[.E20]" office:value-type="float" office:value="22656.06" calcext:value-type="float">
            <text:p>22.656,06</text:p>
          </table:table-cell>
          <table:table-cell table:formula="of:=[.F19]*[.C20]/100/12" office:value-type="float" office:value="305.6680095" calcext:value-type="float">
            <text:p>305,6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0]+[.D21]-[.E21]" office:value-type="float" office:value="22656.06" calcext:value-type="float">
            <text:p>22.656,06</text:p>
          </table:table-cell>
          <table:table-cell table:formula="of:=[.F20]*[.C21]/100/12" office:value-type="float" office:value="323.604057" calcext:value-type="float">
            <text:p>323,60</text:p>
          </table:table-cell>
        </table:table-row>
        <table:table-row table:style-name="ro1">
          <table:table-cell/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1]+[.D22]-[.E22]" office:value-type="float" office:value="22656.06" calcext:value-type="float">
            <text:p>22.656,06</text:p>
          </table:table-cell>
          <table:table-cell table:formula="of:=[.F21]*[.C22]/100/12" office:value-type="float" office:value="313.2200295" calcext:value-type="float">
            <text:p>313,22</text:p>
          </table:table-cell>
        </table:table-row>
        <table:table-row table:style-name="ro1">
          <table:table-cell/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2]+[.D23]-[.E23]" office:value-type="float" office:value="22656.06" calcext:value-type="float">
            <text:p>22.656,06</text:p>
          </table:table-cell>
          <table:table-cell table:formula="of:=[.F22]*[.C23]/100/12" office:value-type="float" office:value="330.9672765" calcext:value-type="float">
            <text:p>330,97</text:p>
          </table:table-cell>
        </table:table-row>
        <table:table-row table:style-name="ro1">
          <table:table-cell/>
          <table:table-cell office:value-type="string" calcext:value-type="string">
            <text:p>Temmuz Gecikme</text:p>
          </table:table-cell>
          <table:table-cell table:number-columns-repeated="3"/>
          <table:table-cell table:style-name="ce102" table:formula="of:=[.F23]+[.D24]-[.E24]" office:value-type="float" office:value="22656.06" calcext:value-type="float">
            <text:p>22.656,06</text:p>
          </table:table-cell>
          <table:table-cell table:formula="of:=[.F23]*[.C24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ğustos <text:s/>Gecikme</text:p>
          </table:table-cell>
          <table:table-cell table:number-columns-repeated="3"/>
          <table:table-cell table:style-name="ce102" table:formula="of:=[.F24]+[.D25]-[.E25]" office:value-type="float" office:value="22656.06" calcext:value-type="float">
            <text:p>22.656,06</text:p>
          </table:table-cell>
          <table:table-cell table:formula="of:=[.F24]*[.C25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ylül <text:s/>Gecikme</text:p>
          </table:table-cell>
          <table:table-cell table:number-columns-repeated="3"/>
          <table:table-cell table:style-name="ce102" table:formula="of:=[.F25]+[.D26]-[.E26]" office:value-type="float" office:value="22656.06" calcext:value-type="float">
            <text:p>22.656,06</text:p>
          </table:table-cell>
          <table:table-cell table:formula="of:=[.F25]*[.C26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kim <text:s/>Gecikme</text:p>
          </table:table-cell>
          <table:table-cell table:number-columns-repeated="3"/>
          <table:table-cell table:style-name="ce102" table:formula="of:=[.F26]+[.D27]-[.E27]" office:value-type="float" office:value="22656.06" calcext:value-type="float">
            <text:p>22.656,06</text:p>
          </table:table-cell>
          <table:table-cell table:formula="of:=[.F26]*[.C27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Kasım <text:s/>Gecikme</text:p>
          </table:table-cell>
          <table:table-cell table:number-columns-repeated="3"/>
          <table:table-cell table:style-name="ce102" table:formula="of:=[.F27]+[.D28]-[.E28]" office:value-type="float" office:value="22656.06" calcext:value-type="float">
            <text:p>22.656,06</text:p>
          </table:table-cell>
          <table:table-cell table:formula="of:=[.F27]*[.C28]/100/12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ralık <text:s/>Gecikme</text:p>
          </table:table-cell>
          <table:table-cell table:number-columns-repeated="3"/>
          <table:table-cell table:style-name="ce102" table:formula="of:=[.F28]+[.D29]-[.E29]" office:value-type="float" office:value="22656.06" calcext:value-type="float">
            <text:p>22.656,06</text:p>
          </table:table-cell>
          <table:table-cell table:formula="of:=[.F28]*[.C29]/100/12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02" table:formula="of:=[.F29]+[.D30]-[.E30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0]+[.D31]-[.E31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22656.06" calcext:value-type="float">
            <text:p>22.656,06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22656.06" calcext:value-type="float">
            <text:p>22.656,06</text:p>
          </table:table-cell>
          <table:table-cell/>
        </table:table-row>
        <table:table-row table:style-name="ro1" table:number-rows-repeated="104854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3 Sn4" table:style-name="ta1">
        <table:table-column table:style-name="co16" table:default-cell-style-name="ce83"/>
        <table:table-column table:style-name="co17" table:default-cell-style-name="ce89"/>
        <table:table-column table:style-name="co4" table:default-cell-style-name="ce89"/>
        <table:table-column table:style-name="co18" table:default-cell-style-name="ce89"/>
        <table:table-column table:style-name="co7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24])" office:value-type="float" office:value="12000" calcext:value-type="float">
            <text:p>12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12000" calcext:value-type="float">
            <text:p>12.000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0-2020 – 30-10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1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1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5 Sn5" table:style-name="ta2">
        <table:table-column table:style-name="co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7" table:default-cell-style-name="ce102"/>
        <table:table-column table:style-name="co7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anayi 200 m2 Doğuş Sağ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Kira Bedeli</text:p>
          </table:table-cell>
          <table:table-cell table:style-name="ce93" table:formula="of:=SUM([.C13:.C22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93" table:formula="of:=SUM([.D13:.D26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93" table:formula="of:=[.E21]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2020 Masraf</text:p>
          </table:table-cell>
          <table:table-cell table:style-name="ce93" table:formula="of:=[.D32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99" table:formula="of:=[.E25]+[.C26]-[.D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3:.D49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6 Sn6" table:style-name="ta2">
        <table:table-column table:style-name="co1" table:default-cell-style-name="ce83"/>
        <table:table-column table:style-name="co20" table:default-cell-style-name="ce83"/>
        <table:table-column table:style-name="co3" table:default-cell-style-name="ce89"/>
        <table:table-column table:style-name="co21" table:default-cell-style-name="ce89"/>
        <table:table-column table:style-name="co22" table:default-cell-style-name="ce89"/>
        <table:table-column table:style-name="co23" table:default-cell-style-name="ce89"/>
        <table:table-column table:style-name="co4" table:default-cell-style-name="ce89"/>
        <table:table-column table:style-name="co6" table:default-cell-style-name="ce89"/>
        <table:table-column table:style-name="co7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anayi S6 Doğuş Sol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12])" office:value-type="float" office:value="17500" calcext:value-type="float">
            <text:p>17.500,00</text:p>
          </table:table-cell>
          <table:table-cell table:style-name="ce95" table:formula="of:=SUM([.F7:.F12])" office:value-type="float" office:value="150" calcext:value-type="float">
            <text:p>15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22:.E62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number-columns-repeated="2"/>
          <table:table-cell table:style-name="ce93" table:formula="of:=[.E13]-[.E14]" office:value-type="float" office:value="17500" calcext:value-type="float">
            <text:p>17.500,00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51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17sn Nzn" table:style-name="ta2"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4"/>
        <table:table-column table:style-name="co27" table:default-cell-style-name="ce144"/>
        <table:table-column table:style-name="co7" table:default-cell-style-name="Default"/>
        <table:table-row table:style-name="ro1" table:number-rows-repeated="6">
          <table:table-cell table:number-columns-repeated="6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3">
          <table:table-cell table:style-name="ce54"/>
          <table:table-cell table:style-name="ce109" office:value-type="string" calcext:value-type="string">
            <text:p>2020 Nakli Yekün</text:p>
          </table:table-cell>
          <table:table-cell table:style-name="ce117" table:formula="of:=21016.18" office:value-type="float" office:value="21016.18" calcext:value-type="float">
            <text:p>+21.016,18</text:p>
          </table:table-cell>
          <table:table-cell table:style-name="ce163"/>
          <table:table-cell table:style-name="ce163" table:formula="of:=-[.C11]" office:value-type="float" office:value="-21016.18" calcext:value-type="float">
            <text:p>-21.016,18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G18]" office:value-type="float" office:value="6738.1176" calcext:value-type="float">
            <text:p>6.738,12</text:p>
          </table:table-cell>
          <table:table-cell table:style-name="ce164"/>
          <table:table-cell table:style-name="ce164" table:formula="of:=[.E11]-[.C12]+[.D12]" office:value-type="float" office:value="-27754.2976" calcext:value-type="float">
            <text:p>-27.754,30</text:p>
          </table:table-cell>
          <table:table-cell table:style-name="ce7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2]-[.C13]+[.D13]" office:value-type="float" office:value="-21754.2976" calcext:value-type="float">
            <text:p>-21.754,30</text:p>
          </table:table-cell>
          <table:table-cell table:style-name="ce18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3]-[.C14]+[.D14]" office:value-type="float" office:value="-21754.2976" calcext:value-type="float">
            <text:p>-21.754,30</text:p>
          </table:table-cell>
          <table:table-cell table:style-name="ce68"/>
        </table:table-row>
        <table:table-row table:style-name="ro3">
          <table:table-cell table:style-name="ce54"/>
          <table:table-cell table:style-name="ce74"/>
          <table:table-cell table:style-name="ce171"/>
          <table:table-cell table:style-name="ce164"/>
          <table:table-cell table:style-name="ce48" table:formula="of:=[.E14]-[.C15]+[.D15]" office:value-type="float" office:value="-21754.2976" calcext:value-type="float">
            <text:p>-21.754,30</text:p>
          </table:table-cell>
          <table:table-cell table:style-name="ce68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5]-[.C16]+[.D16]" office:value-type="float" office:value="-21754.2976" calcext:value-type="float">
            <text:p>-21.754,30</text:p>
          </table:table-cell>
          <table:table-cell table:style-name="ce113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 table:formula="of:=[.E16]-[.C17]+[.D17]" office:value-type="float" office:value="-21754.2976" calcext:value-type="float">
            <text:p>-21.754,30</text:p>
          </table:table-cell>
          <table:table-cell table:style-name="ce113"/>
        </table:table-row>
        <table:table-row table:style-name="ro3">
          <table:table-cell table:number-columns-repeated="4"/>
          <table:table-cell table:style-name="ce48" table:formula="of:=[.E17]-[.C18]+[.D18]" office:value-type="float" office:value="-21754.2976" calcext:value-type="float">
            <text:p>-21.754,30</text:p>
          </table:table-cell>
          <table:table-cell/>
        </table:table-row>
        <table:table-row table:style-name="ro3">
          <table:table-cell table:number-columns-repeated="4"/>
          <table:table-cell table:style-name="ce48" table:formula="of:=[.E18]-[.C19]+[.D19]" office:value-type="float" office:value="-21754.2976" calcext:value-type="float">
            <text:p>-21.754,30</text:p>
          </table:table-cell>
          <table:table-cell/>
        </table:table-row>
        <table:table-row table:style-name="ro3">
          <table:table-cell table:number-columns-repeated="4"/>
          <table:table-cell table:style-name="ce49" table:formula="of:=[.E19]-[.C20]+[.D20]" office:value-type="float" office:value="-21754.2976" calcext:value-type="float">
            <text:p>-21.754,30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 number:title="User-defined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tr" number:country="TR">
      <loext:text> </loext:text>
      <loext:fill-character> </loext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2" style:volatile="true" number:language="tr" number:country="TR">
      <loext:text> </loext:text>
      <loext:fill-character> </loext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24.99mm" fo:margin-bottom="6mm" fo:margin-left="39.23mm" fo:margin-right="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.00.0000</text:date>, <text:time style:data-style-name="N2" text:time-value="13:47:35.331592299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1-08-11T18:15:00.853808663</dc:date>
    <meta:editing-duration>P1DT6H37M2S</meta:editing-duration>
    <meta:editing-cycles>132</meta:editing-cycles>
    <meta:generator>LibreOffice/6.1.5.2$Linux_X86_64 LibreOffice_project/10$Build-2</meta:generator>
    <meta:print-date>2021-02-17T09:54:59.544044870</meta:print-date>
    <meta:document-statistic meta:table-count="7" meta:cell-count="357" meta:object-count="0"/>
  </office:meta>
</office:document-meta>
</file>